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65d" officeooo:paragraph-rsid="00019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quadruples with D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51:23.100356338</meta:creation-date>
    <dc:date>2018-04-03T23:52:35.025924511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  <meta:generator>LibreOffice/4.2.8.2$Linux_X86_64 LibreOffice_project/420m0$Build-2</meta:generator>
  </office:meta>
</office:document-meta>
</file>